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3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4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8" style:family="paragraph" style:parent-style-name="Standard">
      <style:paragraph-properties fo:margin-left="0in" fo:margin-right="0in" fo:text-indent="0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color="#000000" style:text-underline-style="none" fo:font-weight="bold" style:font-weight-asian="bold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7.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Gener 2025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3"><text:a xlink:type="simple" xlink:href="#_9maybllx2a09" text:style-name="Index_20_Link" text:visited-style-name="Index_20_Link"><text:span text:style-name="T17">2. Observacions prèvies a la realització de la tasca avaluables<text:tab/>3</text:span></text:a></text:p>
          <text:p text:style-name="P13"><text:a xlink:type="simple" xlink:href="#_2itjvswydgw7" text:style-name="Index_20_Link" text:visited-style-name="Index_20_Link"><text:span text:style-name="T17">3. Citació demostració d’autoria dels exercicis i castic per còpia<text:tab/>3</text:span></text:a></text:p>
          <text:p text:style-name="P13"><text:a xlink:type="simple" xlink:href="#_42r7h17vh8ep" text:style-name="Index_20_Link" text:visited-style-name="Index_20_Link"><text:span text:style-name="T17">4. Activitats<text:tab/>4</text:span></text:a></text:p>
          <text:p text:style-name="P13"><text:a xlink:type="simple" xlink:href="#_ahjbpqqme8e0" text:style-name="Index_20_Link" text:visited-style-name="Index_20_Link"><text:span text:style-name="T17">4.1 <text:s/>Activitat 01<text:tab/>4</text:span></text:a></text:p>
          <text:p text:style-name="P13"><text:a xlink:type="simple" xlink:href="#_otv9aq61hrbv" text:style-name="Index_20_Link" text:visited-style-name="Index_20_Link"><text:span text:style-name="T17">4.2 <text:s/>Activitat 02<text:tab/>4</text:span></text:a></text:p>
          <text:p text:style-name="P13"><text:a xlink:type="simple" xlink:href="#_fg1c18ewwdw6" text:style-name="Index_20_Link" text:visited-style-name="Index_20_Link"><text:span text:style-name="T17">4.3 <text:s/>Activitat 03<text:tab/>4</text:span></text:a></text:p>
          <text:p text:style-name="P13"><text:a xlink:type="simple" xlink:href="#_fiealhzcgov2" text:style-name="Index_20_Link" text:visited-style-name="Index_20_Link"><text:span text:style-name="T17">4.4 <text:s/>Activitat 04<text:tab/>5</text:span></text:a></text:p>
        </text:index-body>
      </text:table-of-content>
      <text:p text:style-name="P1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7"><text:span text:style-name="T14">UD07. Activitats avaluables 01 (Semipresencial)</text:span></text:p>
      <text:list xml:id="list586748692" text:style-name="WWNum4">
        <text:list-item>
          <text:p text:style-name="P40"><text:bookmark text:name="_dbh0n1vac4c8"/>Data d’entrega</text:p>
        </text:list-item>
      </text:list>
      <text:p text:style-name="Standard"><text:span text:style-name="T10">Data límit d'entrega: </text:span><text:span text:style-name="T19">Dilluns 13 de gener a les 23:55.</text:span></text:p>
      <text:p text:style-name="Standard">L’activitat serà avaluada quan haja passat la data límit d’entrega.</text:p>
      <text:p text:style-name="P22"><text:soft-page-break/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120337877330713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752946042" text:style-name="WWNum3">
        <text:list-item>
          <text:p text:style-name="P23">Per a lliurar les imatges dels contenidors, has d’utilitzar el repositori de “Docker Hub”.</text:p>
          <text:list>
            <text:list-item>
              <text:p text:style-name="P35">Les imatges dels contenidors han de ser privades.</text:p>
            </text:list-item>
          </text:list>
        </text:list-item>
        <text:list-item>
          <text:p text:style-name="P27">Has d’utilitzar el repositori Github creat per lliurar treballs del mòdul. Recordeu que el repositori de Github:</text:p>
          <text:list>
            <text:list-item>
              <text:p text:style-name="P35">És un lloc de treball. Es valorarà si s’ha utilitzat correctament (pujant versions i no actuant únicament com un lloc on lliurar la tasca).</text:p>
            </text:list-item>
            <text:list-item>
              <text:p text:style-name="P35">És molt important que el repositori siga privat, per tal d’evitar una hipotètica còpia d’altres alumnes.</text:p>
            </text:list-item>
            <text:list-item>
              <text:p text:style-name="P35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5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5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1846681343" text:style-name="WWNum1">
        <text:list-item>
          <text:p text:style-name="P31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2"><text:span text:style-name="T11"><text:s/>❕</text:span><text:span text:style-name="T12"> </text:span><text:span text:style-name="T10">Atenció: </text:span>no complir aquestes consideracions pot reduir la nota fins a 3 punts.</text:p>
      <text:list xml:id="list120339232944687" text:continue-list="list120337877330713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120337901286953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 “EJ07-LigaFutbol” de forma que:</text:p>
      <text:list xml:id="list3040871128" text:style-name="WWNum5">
        <text:list-item>
          <text:p text:style-name="P24">Els partits per 4 o més gols de diferència, computen com “4” punts per al guanyador i “-1” punt per al perdedor.</text:p>
        </text:list-item>
        <text:list-item>
          <text:p text:style-name="P28">Implementa a la vista dels partits un botó que en prémer-lo, sume 2 gols a tots els equips de casa en tots els partits disputats. La classificació haurà de recalcular-se.</text:p>
        </text:list-item>
        <text:list-item>
          <text:p text:style-name="P28">Implementa a la vista dels partits un botó que en prémer-lo, sume 2 gols a tots els equips visitants en tots els partits disputats. La classificació haurà de recalcular-se.</text:p>
        </text:list-item>
        <text:list-item>
          <text:p text:style-name="P28"><text:soft-page-break/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ombre de partits eliminats.</text:p>
        </text:list-item>
        <text:list-item>
          <text:p text:style-name="P28">Genera un informe per a cada partit que mostre el resultat del partit en PDF.</text:p>
        </text:list-item>
        <text:list-item>
          <text:p text:style-name="P28">Genera un Wizard per crear nous partits.</text:p>
        </text:list-item>
        <text:list-item>
          <text:p text:style-name="P32">Implementa a la vista dels partits una vista “Graph” que mostre de forma visual estadístiques dels gols marcats per partits a casa.</text:p>
        </text:list-item>
      </text:list>
      <text:list xml:id="list120338738735276" text:continue-list="list120337901286953" text:style-name="WWNum4">
        <text:list-item>
          <text:list>
            <text:list-item>
              <text:p text:style-name="P40"><text:bookmark text:name="_otv9aq61hrbv"/>Activitat 02</text:p>
            </text:list-item>
          </text:list>
        </text:list-item>
      </text:list>
      <text:p text:style-name="P38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38"><text:span text:style-name="T10">Nota</text:span>: el vídeo pot fer-se en qualsevol idioma (Valencià, Castellà o Anglés) i no requereix una gran edició, només es valorarà que es demostren les proves i es detalle que s’està fent i per què.</text:p>
      <text:list xml:id="list120339224763649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38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3847068651" text:style-name="WWNum2">
        <text:list-item>
          <text:p text:style-name="P25">Crear,nombre=”nombre”,apellidos=”apellidos”,num_socio=”numerosocio”</text:p>
        </text:list-item>
        <text:list-item>
          <text:p text:style-name="P29">Modificar,nombre=”nombre”,apellidos=”apellidos”,num_socio=”numerosocio”</text:p>
        </text:list-item>
        <text:list-item>
          <text:p text:style-name="P29">Consultar,num_socio=”numerosocio”</text:p>
        </text:list-item>
        <text:list-item>
          <text:p text:style-name="P33">Borrar,num_socio=”numerosocio”</text:p>
        </text:list-item>
      </text:list>
      <text:p text:style-name="P38">En el cas de rebre una ordre distinta, tornarà el missatge “Orden no soportada”.</text:p>
      <text:p text:style-name="P38"/>
      <text:p text:style-name="P38"><text:span text:style-name="T19">Per crear el bot Telegram has d’utilitzar BotFather:</text:span></text:p>
      <text:list xml:id="list3965126282" text:style-name="WWNum6">
        <text:list-item>
          <text:p text:style-name="P34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38"/>
      <text:p text:style-name="P38"><text:span text:style-name="T19">Per fer l’aplicació, et seran útils les següents biblioteques:</text:span></text:p>
      <text:list xml:id="list120339254880118" text:continue-numbering="true" text:style-name="WWNum6">
        <text:list-item>
          <text:p text:style-name="P26">La biblioteca “request”, per consumir una API Rest en Python:</text:p>
          <text:list>
            <text:list-item>
              <text:p text:style-name="P36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6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0">La biblioteca “Python Telegram Bot” per crear un Bot de Telegram</text:p>
          <text:list>
            <text:list-item>
              <text:p text:style-name="P36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7"><text:soft-page-break/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120337867952352" text:continue-list="list120339224763649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De forma similar a l’exemple “EJ09-GenerarBarcode”, fes un Web Controller que es recolza en una eina externa PIL: <text:a xlink:type="simple" xlink:href="https://pypi.org/project/Pillow/" text:style-name="ListLabel_20_46" text:visited-style-name="ListLabel_20_46"><text:span text:style-name="T22">https://pypi.org/project/Pillow/</text:span></text:a> que genere a cada petició una imatge formada per píxels aleatoris, rebent com paràmetres l'ample i llargària de la imatge desitjada.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-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7. Activitats avaluables 01</text:span></text:p>
      </style:header>
      <style:footer>
        <text:p text:style-name="MP4"><text:span text:style-name="MT1">Sistemes de gestió empresarial<text:tab/><text:tab/>UD07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0" meta:word-count="1049" meta:character-count="7035" meta:non-whitespace-character-count="6051"/>
    <meta:generator>LibreOfficeDev/6.0.5.2$Linux_X86_64 LibreOffice_project/</meta:generator>
  </office:meta>
</office:document-meta>
</file>